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setSlot( String sl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setCond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Modal( String mod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Fie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Field( String name , String expr , String cond , String t , String slot , String mod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Field( String name ,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